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5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</style:style>
    <style:style style:name="P6" style:family="paragraph" style:parent-style-name="Standard" style:list-style-name="L1">
      <style:text-properties officeooo:paragraph-rsid="00265a7d"/>
    </style:style>
    <style:style style:name="P7" style:family="paragraph" style:parent-style-name="Standard" style:list-style-name="L1">
      <style:text-properties officeooo:paragraph-rsid="002bf6cc"/>
    </style:style>
    <style:style style:name="P8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0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1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2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3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officeooo:paragraph-rsid="002bf6cc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4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5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6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7" style:family="paragraph" style:parent-style-name="Standard" style:list-style-name="L2">
      <style:paragraph-properties fo:margin-top="0.0783in" fo:margin-bottom="0in" loext:contextual-spacing="false" fo:keep-together="always" fo:keep-with-next="always" style:text-autospace="none"/>
      <style:text-properties officeooo:paragraph-rsid="0024614e"/>
    </style:style>
    <style:style style:name="P18" style:family="paragraph" style:parent-style-name="Standard" style:list-style-name="L3">
      <style:paragraph-properties fo:margin-top="0.0783in" fo:margin-bottom="0in" loext:contextual-spacing="false" fo:keep-together="always" fo:keep-with-next="always" style:text-autospace="none"/>
      <style:text-properties officeooo:paragraph-rsid="002bf6cc"/>
    </style:style>
    <style:style style:name="P19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2bf6cc"/>
    </style:style>
    <style:style style:name="P20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2bf6c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21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officeooo:paragraph-rsid="002bf6cc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22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  <style:text-properties officeooo:paragraph-rsid="002bf6cc"/>
    </style:style>
    <style:style style:name="P23" style:family="paragraph" style:parent-style-name="Heading_20_2" style:master-page-name="">
      <style:paragraph-properties fo:keep-together="always" style:page-number="auto" fo:keep-with-next="always"/>
    </style:style>
    <style:style style:name="P24" style:family="paragraph" style:parent-style-name="Heading_20_2" style:master-page-name="">
      <style:paragraph-properties fo:keep-together="always" style:page-number="auto" fo:keep-with-next="always"/>
      <style:text-properties officeooo:paragraph-rsid="002bf6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fo:font-weight="normal" officeooo:rsid="002bf6cc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2" style:family="text">
      <style:text-properties style:use-window-font-color="true" style:font-name="Arial" fo:font-size="12pt" fo:language="en" fo:country="US" fo:font-style="normal" fo:font-weight="normal" officeooo:rsid="0029f079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3" style:family="text">
      <style:text-properties style:use-window-font-color="true" style:font-name="Arial" fo:font-size="12pt" fo:language="en" fo:country="US" fo:font-style="normal" fo:font-weight="normal" officeooo:rsid="002aa24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4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fo:font-weight="bold" officeooo:rsid="001c242a" style:font-weight-asian="bold" style:font-weight-complex="bold"/>
    </style:style>
    <style:style style:name="T17" style:family="text">
      <style:text-properties style:font-name="Courier New" officeooo:rsid="001c242a"/>
    </style:style>
    <style:style style:name="T18" style:family="text">
      <style:text-properties officeooo:rsid="001c242a"/>
    </style:style>
    <style:style style:name="T19" style:family="text">
      <style:text-properties fo:font-weight="bold" officeooo:rsid="001c242a" style:font-weight-asian="bold" style:font-weight-complex="bold"/>
    </style:style>
    <style:style style:name="T20" style:family="text">
      <style:text-properties fo:font-weight="bold" officeooo:rsid="00201ccf" style:font-weight-asian="bold" style:font-weight-complex="bold"/>
    </style:style>
    <style:style style:name="T21" style:family="text">
      <style:text-properties officeooo:rsid="001ee446"/>
    </style:style>
    <style:style style:name="T22" style:family="text">
      <style:text-properties officeooo:rsid="00201ccf"/>
    </style:style>
    <style:style style:name="T23" style:family="text">
      <style:text-properties officeooo:rsid="00265a7d"/>
    </style:style>
    <style:style style:name="T24" style:family="text">
      <style:text-properties officeooo:rsid="0027b6e2"/>
    </style:style>
    <style:style style:name="T25" style:family="text">
      <style:text-properties officeooo:rsid="002bf6cc"/>
    </style:style>
    <style:style style:name="fr1" style:family="graphic" style:parent-style-name="Frame">
      <style:graphic-properties style:vertical-pos="bottom" style:vertical-rel="page" style:horizontal-pos="right" style:horizontal-rel="page-content" fo:padding="0in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0.5709in" draw:z-index="0">
        <draw:text-box fo:min-width="1.5398in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7">Model: </text:span><text:span text:style-name="T17">chcemvediet.apps.anonymization</text:span> </text:h>
      <text:p text:style-name="Standard"><draw:frame draw:style-name="fr2" draw:name="Object1" text:anchor-type="as-char" svg:y="-0.0091in" svg:width="6.6984in" svg:height="2.1984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h text:style-name="P23" text:outline-level="2">Attachment<text:span text:style-name="T21">Normalization</text:span></text:h>
      <text:p text:style-name="P4"><text:span text:style-name="Done">Represents a single local file, </text:span><text:span text:style-name="Done"><text:span text:style-name="T21">which was created by normalization of Attachment file.</text:span></text:span></text:p>
      <text:p text:style-name="P2">Relations:</text:p>
      <text:list xml:id="list7024928969879162914" text:style-name="L1">
        <text:list-item>
          <text:p text:style-name="P12"><text:span text:style-name="Done"><text:span text:style-name="T16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3">Properties<text:span text:style-name="T1">:</text:span></text:p>
      <text:list xml:id="list102114926633839" text:continue-numbering="true" text:style-name="L1">
        <text:list-item>
          <text:p text:style-name="P15"><text:span text:style-name="Done"><text:span text:style-name="T19">successful</text:span></text:span><text:span text:style-name="Done"><text:span text:style-name="T18">: Boolean; May NOT be NULL.</text:span></text:span></text:p>
        </text:list-item>
        <text:list-item>
          <text:p text:style-name="P15"><text:span text:style-name="Done"><text:span text:style-name="T15">file</text:span></text:span><text:span text:style-name="Done">: File; May be NULL.</text:span></text:p>
          <text:p text:style-name="P8"><text:span text:style-name="Done"><text:span text:style-name="T24">Empty filename</text:span></text:span><text:span text:style-name="Done"> if normalization failed or normalization didn’t create any file.</text:span></text:p>
        </text:list-item>
        <text:list-item>
          <text:p text:style-name="P14"><text:span text:style-name="Done"><text:span text:style-name="T15">name</text:span></text:span><text:span text:style-name="Done">: String; </text:span><text:span text:style-name="Done"><text:span text:style-name="T23">May</text:span></text:span><text:span text:style-name="Done"> be empty.</text:span></text:p>
          <text:p text:style-name="P6"><text:span text:style-name="Done"><text:span text:style-name="T11">Automatically computed when creating a new object. </text:span></text:span><text:span text:style-name="Done"><text:span text:style-name="T13">E</text:span></text:span><text:span text:style-name="Done"><text:span text:style-name="T12">mpty, if file</text:span></text:span><text:span text:style-name="Done"><text:span text:style-name="T13">.name</text:span></text:span><text:span text:style-name="Done"><text:span text:style-name="T12"> is empty.</text:span></text:span></text:p>
        </text:list-item>
        <text:list-item>
          <text:p text:style-name="P12"><text:span text:style-name="Done"><text:span text:style-name="T15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14"><text:span text:style-name="Done"><text:span text:style-name="T15">created</text:span></text:span><text:span text:style-name="Done"><text:span text:style-name="T1">: Datetime; May NOT be NULL.</text:span></text:span></text:p>
        </text:list-item>
        <text:list-item>
          <text:p text:style-name="P14"><text:span text:style-name="Done"><text:span text:style-name="T15">size</text:span></text:span><text:span text:style-name="Done">: Number; May be NULL.</text:span></text:p>
        </text:list-item>
        <text:list-item>
          <text:p text:style-name="P10"><text:span text:style-name="Done"><text:span text:style-name="T20">debug</text:span></text:span><text:span text:style-name="Done"><text:span text:style-name="T22">: String; May NOT be NULL; May be empty. </text:span></text:span></text:p>
        </text:list-item>
      </text:list>
      <text:p text:style-name="P5"><text:span text:style-name="T8">Computed Propertie</text:span><text:span text:style-name="T9">s:</text:span></text:p>
      <text:list xml:id="list7565785869466182929" text:style-name="L2">
        <text:list-item>
          <text:p text:style-name="P17"><text:span text:style-name="Done"><text:span text:style-name="T14">content</text:span></text:span><text:span text:style-name="Done"><text:span text:style-name="T9">: String; May be </text:span></text:span><text:span text:style-name="Done"><text:span text:style-name="T10">NULL</text:span></text:span><text:span text:style-name="Done"><text:span text:style-name="T9">; </text:span></text:span><text:span text:style-name="Done"><text:span text:style-name="T11">May be empty;</text:span></text:span><text:span text:style-name="Done"><text:span text:style-name="T9"> Read-only.</text:span></text:span></text:p>
        </text:list-item>
      </text:list>
      <text:p text:style-name="Standard"/>
      <text:h text:style-name="P24" text:outline-level="2">Attachment<text:span text:style-name="T25">Recognition</text:span></text:h>
      <text:p text:style-name="P19"><text:span text:style-name="Done">Represents a single local file, </text:span><text:span text:style-name="Done"><text:span text:style-name="T21">which was created by recognition of Attachment file.</text:span></text:span></text:p>
      <text:p text:style-name="P20">Relations:</text:p>
      <text:list xml:id="list102115379273616" text:continue-list="list102114926633839" text:style-name="L1">
        <text:list-item>
          <text:p text:style-name="P13"><text:span text:style-name="Done"><text:span text:style-name="T16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</text:span></text:span><text:span text:style-name="Done"><text:span text:style-name="T6">Recognition</text:span></text:span><text:span text:style-name="Done"><text:span text:style-name="T5"> was created</text:span></text:span><text:span text:style-name="Done"><text:span text:style-name="T1">.</text:span></text:span></text:p>
        </text:list-item>
      </text:list>
      <text:p text:style-name="P21">Properties<text:span text:style-name="T1">:</text:span></text:p>
      <text:list xml:id="list102113720063988" text:continue-numbering="true" text:style-name="L1">
        <text:list-item>
          <text:p text:style-name="P16"><text:span text:style-name="Done"><text:span text:style-name="T19">successful</text:span></text:span><text:span text:style-name="Done"><text:span text:style-name="T18">: Boolean; May NOT be NULL.</text:span></text:span></text:p>
        </text:list-item>
        <text:list-item>
          <text:p text:style-name="P16"><text:span text:style-name="Done"><text:span text:style-name="T15">file</text:span></text:span><text:span text:style-name="Done">: File; May be NULL.</text:span></text:p>
          <text:p text:style-name="P9"><text:span text:style-name="Done"><text:span text:style-name="T24">Empty filename</text:span></text:span><text:span text:style-name="Done"> if normalization failed or normalization didn’t create any file.</text:span></text:p>
        </text:list-item>
        <text:list-item>
          <text:p text:style-name="P16"><text:span text:style-name="Done"><text:span text:style-name="T15">name</text:span></text:span><text:span text:style-name="Done">: String; </text:span><text:span text:style-name="Done"><text:span text:style-name="T23">May</text:span></text:span><text:span text:style-name="Done"> be empty.</text:span></text:p>
          <text:p text:style-name="P7"><text:span text:style-name="Done"><text:span text:style-name="T11">Automatically computed when creating a new object. </text:span></text:span><text:span text:style-name="Done"><text:span text:style-name="T13">E</text:span></text:span><text:span text:style-name="Done"><text:span text:style-name="T12">mpty, if file</text:span></text:span><text:span text:style-name="Done"><text:span text:style-name="T13">.name</text:span></text:span><text:span text:style-name="Done"><text:span text:style-name="T12"> is empty.</text:span></text:span></text:p>
        </text:list-item>
        <text:list-item>
          <text:p text:style-name="P13"><text:soft-page-break/><text:span text:style-name="Done"><text:span text:style-name="T15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16"><text:span text:style-name="Done"><text:span text:style-name="T15">created</text:span></text:span><text:span text:style-name="Done">: Datetime; May NOT be NULL.</text:span></text:p>
        </text:list-item>
        <text:list-item>
          <text:p text:style-name="P16"><text:span text:style-name="Done"><text:span text:style-name="T15">size</text:span></text:span><text:span text:style-name="Done">: Number; May be NULL.</text:span></text:p>
        </text:list-item>
        <text:list-item>
          <text:p text:style-name="P11"><text:span text:style-name="Done"><text:span text:style-name="T20">debug</text:span></text:span><text:span text:style-name="Done"><text:span text:style-name="T22">: String; May NOT be NULL; May be empty. </text:span></text:span></text:p>
        </text:list-item>
      </text:list>
      <text:p text:style-name="P22"><text:span text:style-name="T8">Computed Propertie</text:span><text:span text:style-name="T9">s:</text:span></text:p>
      <text:list xml:id="list8316683445858693729" text:style-name="L3">
        <text:list-item>
          <text:p text:style-name="P18"><text:span text:style-name="Done"><text:span text:style-name="T14">content</text:span></text:span><text:span text:style-name="Done"><text:span text:style-name="T9">: String; May be </text:span></text:span><text:span text:style-name="Done"><text:span text:style-name="T10">NULL</text:span></text:span><text:span text:style-name="Done"><text:span text:style-name="T9">; </text:span></text:span><text:span text:style-name="Done"><text:span text:style-name="T11">May be empty;</text:span></text:span><text:span text:style-name="Done"><text:span text:style-name="T9"> Read-only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1965in" loext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965in" loext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8-08T10:21:12.994155902</dc:date>
    <meta:editing-duration>P2DT2H43S</meta:editing-duration>
    <meta:editing-cycles>1400</meta:editing-cycles>
    <meta:generator>LibreOffice/5.1.6.2$Linux_X86_64 LibreOffice_project/10m0$Build-2</meta:generator>
    <meta:print-date>2014-08-21T02:42:56</meta:print-date>
    <meta:document-statistic meta:table-count="0" meta:image-count="0" meta:object-count="1" meta:page-count="2" meta:paragraph-count="36" meta:word-count="236" meta:character-count="1465" meta:non-whitespace-character-count="12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gr8" style:family="graphic" style:parent-style-name="Done">
      <style:graphic-properties draw:textarea-vertical-align="middle" draw:auto-grow-height="false" fo:min-height="0.5cm" fo:min-width="2.2cm"/>
    </style:style>
    <style:style style:name="gr9" style:family="graphic" style:parent-style-name="Done">
      <style:graphic-properties draw:textarea-vertical-align="middle" draw:auto-grow-height="false" fo:min-height="0.2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2cm" svg:height="0.5cm" svg:x="5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cm" svg:height="0.25cm" svg:x="8.03cm" svg:y="4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1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206cm" svg:y1="4.9cm" svg:x2="7.6cm" svg:y2="4.9cm" draw:start-shape="id3" draw:start-glue-point="3" draw:end-shape="id4" draw:end-glue-point="1" svg:d="M12206 4900h-4606" svg:viewBox="0 0 4607 1">
          <text:p/>
        </draw:connector>
        <draw:custom-shape draw:style-name="gr4" draw:text-style-name="P3" draw:layer="layout" svg:width="4.7cm" svg:height="0.5cm" svg:x="2.7cm" svg:y="4.6cm">
          <text:p text:style-name="P1"><text:span text:style-name="T1">Attachment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212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937cm" svg:height="1cm" svg:x="12.20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46cm" svg:y="4.662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